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896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e6e6e6" draw:fill="none" draw:textarea-horizontal-align="justify" draw:textarea-vertical-align="middle" draw:auto-grow-height="false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draw:auto-grow-height="true"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86cm"/>
    </style:style>
    <style:style style:name="pr9" style:family="presentation" style:parent-style-name="Kyodai_25_20Presentation-outline1">
      <style:graphic-properties fo:min-height="10.685cm"/>
    </style:style>
    <style:style style:name="pr10" style:family="presentation" style:parent-style-name="Kyodai_25_20Presentation-outline1">
      <style:graphic-properties fo:min-height="2.4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style:use-window-font-color="true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800000" fo:font-size="24pt" style:font-size-asian="24pt" style:font-size-complex="24pt"/>
    </style:style>
    <style:style style:name="P7" style:family="paragraph">
      <style:text-properties fo:color="#008000" fo:font-size="24pt" style:font-size-asian="24pt" style:font-size-complex="24pt"/>
    </style:style>
    <style:style style:name="P8" style:family="paragraph">
      <style:text-properties fo:color="#800080" fo:font-size="24pt" style:font-size-asian="24pt" style:font-size-complex="24pt"/>
    </style:style>
    <style:style style:name="P9" style:family="paragraph">
      <style:text-properties fo:color="#000080"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style:use-window-font-color="true" fo:font-size="32pt" style:font-size-asian="32pt" style:font-size-complex="32pt"/>
    </style:style>
    <style:style style:name="P16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7" style:family="paragraph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text-align="start"/>
    </style:style>
    <style:style style:name="P21" style:family="paragraph">
      <style:text-properties style:use-window-font-color="true" fo:font-size="24pt" style:font-size-asian="24pt" style:font-size-complex="24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style:use-window-font-color="tru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80" fo:font-size="24pt" style:font-size-asian="24pt" style:font-size-complex="24pt"/>
    </style:style>
    <style:style style:name="T5" style:family="text">
      <style:text-properties fo:color="#800000" fo:font-size="24pt" style:font-size-asian="24pt" style:font-size-complex="24pt"/>
    </style:style>
    <style:style style:name="T6" style:family="text">
      <style:text-properties fo:color="#800000" style:text-position="sub 58%" fo:font-size="24pt" style:font-size-asian="24pt" style:font-size-complex="24pt"/>
    </style:style>
    <style:style style:name="T7" style:family="text">
      <style:text-properties fo:color="#008000" fo:font-size="24pt" style:font-size-asian="24pt" style:font-size-complex="24pt"/>
    </style:style>
    <style:style style:name="T8" style:family="text">
      <style:text-properties fo:color="#008000" style:text-position="sub 58%" fo:font-size="24pt" style:font-size-asian="24pt" style:font-size-complex="24pt"/>
    </style:style>
    <style:style style:name="T9" style:family="text">
      <style:text-properties fo:color="#800080" fo:font-size="24pt" style:font-size-asian="24pt" style:font-size-complex="24pt"/>
    </style:style>
    <style:style style:name="T10" style:family="text">
      <style:text-properties fo:color="#800080" style:text-position="sub 58%" fo:font-size="24pt" style:font-size-asian="24pt" style:font-size-complex="24pt"/>
    </style:style>
    <style:style style:name="T11" style:family="text">
      <style:text-properties fo:color="#000080" fo:font-size="22pt" style:font-size-asian="22pt" style:font-size-complex="22pt"/>
    </style:style>
    <style:style style:name="T12" style:family="text">
      <style:text-properties fo:color="#000080" style:text-position="sub 58%" fo:font-size="22pt" style:font-size-asian="22pt" style:font-size-complex="22pt"/>
    </style:style>
    <style:style style:name="T13" style:family="text">
      <style:text-properties style:text-position="sub 58%" fo:font-size="24pt" style:font-size-asian="24pt" style:font-size-complex="24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2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80"/>
    </style:style>
    <style:style style:name="T18" style:family="text">
      <style:text-properties fo:color="#800080"/>
    </style:style>
    <style:style style:name="T19" style:family="text">
      <style:text-properties fo:color="#800000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use-window-font-color="true" fo:font-size="32pt" style:font-size-asian="32pt" style:font-size-complex="32pt"/>
    </style:style>
    <style:style style:name="T22" style:family="text">
      <style:text-properties fo:color="#000080" fo:font-size="32pt" style:font-size-asian="32pt" style:font-size-complex="32pt"/>
    </style:style>
    <style:style style:name="T23" style:family="text">
      <style:text-properties fo:color="#008000" fo:font-size="32pt" style:font-size-asian="32pt" style:font-size-complex="32pt"/>
    </style:style>
    <style:style style:name="T24" style:family="text">
      <style:text-properties fo:color="#800080" fo:font-size="32pt" style:font-size-asian="32pt" style:font-size-complex="32pt"/>
    </style:style>
    <style:style style:name="T25" style:family="text">
      <style:text-properties fo:color="#800000" fo:font-size="32pt" style:font-size-asian="32pt" style:font-size-complex="32pt"/>
    </style:style>
    <style:style style:name="T26" style:family="text">
      <style:text-properties fo:color="#800000" fo:font-size="32pt" fo:font-weight="bold" style:font-size-asian="32pt" style:font-weight-asian="bold" style:font-size-complex="32pt" style:font-weight-complex="bold"/>
    </style:style>
    <style:style style:name="T27" style:family="text"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29" style:family="text">
      <style:text-properties fo:color="#800000" fo:font-size="26pt" style:font-size-asian="26pt" style:font-size-complex="26pt"/>
    </style:style>
    <style:style style:name="T30" style:family="text">
      <style:text-properties fo:color="#800000" style:text-position="sub 58%" fo:font-size="26pt" style:font-size-asian="26pt" style:font-size-complex="26pt"/>
    </style:style>
    <style:style style:name="T31" style:family="text">
      <style:text-properties fo:color="#000080" fo:font-size="26pt" style:font-size-asian="26pt" style:font-size-complex="26pt"/>
    </style:style>
    <style:style style:name="T32" style:family="text">
      <style:text-properties fo:color="#000080" style:text-position="sub 58%" fo:font-size="26pt" style:font-size-asian="26pt" style:font-size-complex="26pt"/>
    </style:style>
    <style:style style:name="T33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34" style:family="text">
      <style:text-properties fo:color="#b3b3b3" fo:font-size="24pt" style:font-size-asian="24pt" style:font-size-complex="24pt"/>
    </style:style>
    <style:style style:name="T35" style:family="text">
      <style:text-properties style:text-position="0% 100%" fo:font-size="24pt" style:font-size-asian="24pt" style:font-size-complex="24pt"/>
    </style:style>
    <style:style style:name="T36" style:family="text">
      <style:text-properties style:text-position="0% 100%" fo:font-size="24pt" style:text-underline-style="solid" style:text-underline-width="auto" style:text-underline-color="font-color" style:font-size-asian="24pt" style:font-size-complex="24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800000" fo:font-size="22pt" style:font-size-asian="22pt" style:font-size-complex="22pt"/>
    </style:style>
    <style:style style:name="T39" style:family="text">
      <style:text-properties style:use-window-font-color="true" fo:font-size="22pt" style:font-size-asian="22pt" style:font-size-complex="22pt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style:style style:name="T41" style:family="text">
      <style:text-properties fo:font-size="26pt" fo:font-style="normal" style:font-size-asian="26pt" style:font-style-asian="normal" style:font-size-complex="26pt" style:font-style-complex="normal"/>
    </style:style>
    <style:style style:name="T4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fo:color="#000080" fo:font-size="26pt" fo:font-style="normal" style:font-size-asian="26pt" style:font-style-asian="normal" style:font-size-complex="26pt" style:font-style-complex="normal"/>
    </style:style>
    <style:style style:name="T44" style:family="text">
      <style:text-properties style:text-position="sub 58%"/>
    </style:style>
    <style:style style:name="T45" style:family="text">
      <style:text-properties style:text-position="0% 100%"/>
    </style:style>
    <style:style style:name="T46" style:family="text">
      <style:text-properties style:text-position="0% 100%" fo:font-size="28pt" style:font-size-asian="28pt" style:font-size-complex="28pt"/>
    </style:style>
    <style:style style:name="T47" style:family="text">
      <style:text-properties fo:font-size="24pt" fo:font-style="italic" style:font-size-asian="24pt" style:font-style-asian="italic" style:font-size-complex="24pt" style:font-style-complex="italic"/>
    </style:style>
    <style:style style:name="T48" style:family="text">
      <style:text-properties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000080" fo:font-size="20pt" fo:font-style="normal" style:font-size-asian="20pt" style:font-style-asian="normal" style:font-size-complex="20pt" style:font-style-complex="normal"/>
    </style:style>
    <style:style style:name="T50" style:family="text">
      <style:text-properties fo:color="#000080" style:text-position="0% 100%"/>
    </style:style>
    <style:style style:name="T51" style:family="text">
      <style:text-properties style:use-window-font-color="true" style:text-position="0% 100%"/>
    </style:style>
    <style:style style:name="T52" style:family="text">
      <style:text-properties fo:color="#000000"/>
    </style:style>
    <style:style style:name="T53" style:family="text">
      <style:text-properties fo:color="#000000" style:text-position="sub 58%"/>
    </style:style>
    <style:style style:name="T54" style:family="text">
      <style:text-properties fo:color="#000000" style:text-position="0% 100%"/>
    </style:style>
    <style:style style:name="T55" style:family="text">
      <style:text-properties style:use-window-font-color="true" fo:font-size="24pt" style:font-size-asian="24pt" style:font-size-complex="24pt"/>
    </style:style>
    <style:style style:name="T5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5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8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9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61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000080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style:use-window-font-color="true" style:text-position="sub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68" style:family="text">
      <style:text-properties fo:color="#000080" style:text-position="sub 58%" fo:font-size="24pt" fo:font-style="italic" style:font-size-asian="24pt" style:font-style-asian="italic" style:font-size-complex="24pt" style:font-style-complex="italic"/>
    </style:style>
    <style:style style:name="T69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70" style:family="text">
      <style:text-properties fo:color="#000000" fo:font-size="24pt" style:font-size-asian="24pt" style:font-size-complex="24pt"/>
    </style:style>
    <style:style style:name="T71" style:family="text">
      <style:text-properties fo:color="#000000" style:text-position="sub 58%" fo:font-size="24pt" style:font-size-asian="24pt" style:font-size-complex="24pt"/>
    </style:style>
    <style:style style:name="T72" style:family="text">
      <style:text-properties fo:color="#000000" style:text-position="0% 100%" fo:font-size="24pt" style:font-size-asian="24pt" style:font-size-complex="24pt"/>
    </style:style>
    <style:style style:name="T7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74" style:family="text">
      <style:text-properties style:use-window-font-color="true" style:text-position="sub 58%" fo:font-size="24pt" style:font-size-asian="24pt" style:font-size-complex="24pt"/>
    </style:style>
    <style:style style:name="T75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2<text:line-break/>n-gram言語モデル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先週の復習：文の確率計算</text:p>
          </draw:text-box>
        </draw:frame>
        <draw:frame presentation:style-name="pr5" draw:text-style-name="P4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文の確率が欲しい 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変数で以下のように表す</text:span><text:span text:style-name="T2">(</text:span><text:span text:style-name="T2">連鎖の法則を用いて</text:span><text:span text:style-name="T2">):</text:span></text:p>
              </text:list-item>
            </text:list>
          </draw:text-box>
        </draw:frame>
        <draw:frame draw:style-name="gr2" draw:text-style-name="P5" draw:layer="layout" svg:width="12.292cm" svg:height="1.195cm" svg:x="7.283cm" svg:y="6.98cm">
          <draw:text-box>
            <text:p><text:span text:style-name="T3">W = speech recognition system</text:span></text:p>
          </draw:text-box>
        </draw:frame>
        <draw:frame draw:style-name="gr2" draw:text-style-name="P5" draw:layer="layout" svg:width="21.857cm" svg:height="1.475cm" svg:x="0.583cm" svg:y="10.381cm">
          <draw:text-box>
            <text:p><text:span text:style-name="T3">P(</text:span><text:span text:style-name="T4">|W| = 3</text:span><text:span text:style-name="T3">, </text:span><text:span text:style-name="T5">w</text:span><text:span text:style-name="T6">1</text:span><text:span text:style-name="T5">=”speech”</text:span><text:span text:style-name="T3">, </text:span><text:span text:style-name="T7">w</text:span><text:span text:style-name="T8">2</text:span><text:span text:style-name="T7">=”recognition”</text:span><text:span text:style-name="T3">, </text:span><text:span text:style-name="T9">w</text:span><text:span text:style-name="T10">3</text:span><text:span text:style-name="T9">=”system”</text:span><text:span text:style-name="T3">) =</text:span></text:p>
          </draw:text-box>
        </draw:frame>
        <draw:frame draw:style-name="gr2" draw:text-style-name="P6" draw:layer="layout" svg:width="10.835cm" svg:height="1.475cm" svg:x="2.183cm" svg:y="12.182cm">
          <draw:text-box>
            <text:p><text:span text:style-name="T5">P(w</text:span><text:span text:style-name="T6">1</text:span><text:span text:style-name="T5">=“speech” | w</text:span><text:span text:style-name="T6">0</text:span><text:span text:style-name="T5"> = “&lt;s&gt;”)</text:span></text:p>
          </draw:text-box>
        </draw:frame>
        <draw:frame draw:style-name="gr2" draw:text-style-name="P7" draw:layer="layout" svg:width="17.959cm" svg:height="1.475cm" svg:x="2.184cm" svg:y="13.683cm">
          <draw:text-box>
            <text:p><text:span text:style-name="T7">* P(w</text:span><text:span text:style-name="T8">2</text:span><text:span text:style-name="T7">=”recognition” | w</text:span><text:span text:style-name="T8">0</text:span><text:span text:style-name="T7"> = “&lt;s&gt;”, w</text:span><text:span text:style-name="T8">1</text:span><text:span text:style-name="T7">=“speech”)</text:span></text:p>
          </draw:text-box>
        </draw:frame>
        <draw:frame draw:style-name="gr2" draw:text-style-name="P8" draw:layer="layout" svg:width="23.065cm" svg:height="1.475cm" svg:x="2.184cm" svg:y="15.184cm">
          <draw:text-box>
            <text:p><text:span text:style-name="T9">* P(w</text:span><text:span text:style-name="T10">3</text:span><text:span text:style-name="T9">=”system” | w</text:span><text:span text:style-name="T10">0</text:span><text:span text:style-name="T9"> = “&lt;s&gt;”, w</text:span><text:span text:style-name="T10">1</text:span><text:span text:style-name="T9">=“speech”, w</text:span><text:span text:style-name="T10">2</text:span><text:span text:style-name="T9">=”recognition”)</text:span></text:p>
          </draw:text-box>
        </draw:frame>
        <draw:frame draw:style-name="gr2" draw:text-style-name="P9" draw:layer="layout" svg:width="24.879cm" svg:height="1.374cm" svg:x="2.184cm" svg:y="16.685cm">
          <draw:text-box>
            <text:p><text:span text:style-name="T11">* P(w</text:span><text:span text:style-name="T12">4</text:span><text:span text:style-name="T11">=”&lt;/s&gt;” | w</text:span><text:span text:style-name="T12">0</text:span><text:span text:style-name="T11"> = “&lt;s&gt;”, w</text:span><text:span text:style-name="T12">1</text:span><text:span text:style-name="T11">=“speech”, w</text:span><text:span text:style-name="T12">2</text:span><text:span text:style-name="T11">=”recognition”, w</text:span><text:span text:style-name="T12">3</text:span><text:span text:style-name="T11">=”system”)</text:span></text:p>
          </draw:text-box>
        </draw:frame>
        <draw:frame draw:style-name="gr3" draw:text-style-name="P5" draw:layer="layout" svg:width="13.65cm" svg:height="2.223cm" svg:x="1.234cm" svg:y="18.485cm">
          <draw:text-box>
            <text:p><text:span text:style-name="T3">注：</text:span></text:p>
            <text:p><text:span text:style-name="T3">文頭「</text:span><text:span text:style-name="T3">&lt;s&gt;</text:span><text:span text:style-name="T3">」と文末「</text:span><text:span text:style-name="T3">&lt;/s&gt;</text:span><text:span text:style-name="T3">」記号</text:span></text:p>
          </draw:text-box>
        </draw:frame>
        <draw:frame draw:style-name="gr3" draw:text-style-name="P5" draw:layer="layout" svg:width="6.339cm" svg:height="2.461cm" svg:x="17.96cm" svg:y="18.4cm">
          <draw:text-box>
            <text:p><text:span text:style-name="T3">注：</text:span></text:p>
            <text:p><text:span text:style-name="T3">P(w</text:span><text:span text:style-name="T13">0</text:span><text:span text:style-name="T3"> = &lt;s&gt;) = 1</text:span></text:p>
          </draw:text-box>
        </draw:frame>
        <draw:path draw:style-name="gr4" draw:text-style-name="P10" draw:layer="layout" svg:width="5.714cm" svg:height="0.869cm" draw:transform="rotate (1.5707963267949) translate (1.26962701197174cm 17.245cm)" svg:viewBox="0 0 5715 870" svg:d="m0 870c0 0 1644-848 2640-870s3075 870 3075 870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確率の漸次的な計算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前のスライドの積を以下のように一般化<text:line-break/><text:line-break/><text:line-break/><text:line-break/></text:p>
              </text:list-item>
              <text:list-item>
                <text:p>以下の条件付き確率の決め方は？ </text:p>
              </text:list-item>
            </text:list>
          </draw:text-box>
        </draw:frame>
        <draw:frame draw:style-name="gr5" draw:layer="layout" svg:width="16.064cm" svg:height="2.21cm" svg:x="5.315cm" svg:y="7.21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layer="layout" svg:width="8.397cm" svg:height="1.504cm" svg:x="9.015cm" svg:y="13.41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1-gramモデルは語順を考慮しない</text:p>
          </draw:text-box>
        </draw:frame>
        <draw:frame presentation:style-name="pr9" draw:layer="layout" svg:width="25.199cm" svg:height="10.685cm" svg:x="1.471cm" svg:y="5.19cm" presentation:class="outline" presentation:user-transformed="true">
          <draw:text-box>
            <text:list text:style-name="L2">
              <text:list-item>
                <text:p>以下の確率は同等</text:p>
              </text:list-item>
            </text:list>
          </draw:text-box>
        </draw:frame>
        <draw:frame draw:style-name="gr2" draw:text-style-name="P5" draw:layer="layout" svg:width="24.24cm" svg:height="2.419cm" svg:x="1.008cm" svg:y="7.375cm">
          <draw:text-box>
            <text:p><text:span text:style-name="T3">P</text:span><text:span text:style-name="T13">uni</text:span><text:span text:style-name="T3">(w=</text:span><text:span text:style-name="T5">speech </text:span><text:span text:style-name="T7">recognition </text:span><text:span text:style-name="T9">system</text:span><text:span text:style-name="T3">) =</text:span></text:p>
            <text:p><text:span text:style-name="T3"><text:s text:c="4"/></text:span><text:span text:style-name="T3">P(</text:span><text:span text:style-name="T5">w=speech</text:span><text:span text:style-name="T3">) * P(</text:span><text:span text:style-name="T7">w=recognition</text:span><text:span text:style-name="T3">) * P(</text:span><text:span text:style-name="T9">w=system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5" draw:layer="layout" svg:width="24.24cm" svg:height="2.419cm" svg:x="1.008cm" svg:y="13.076cm">
          <draw:text-box>
            <text:p><text:span text:style-name="T3">P</text:span><text:span text:style-name="T13">uni</text:span><text:span text:style-name="T3">(w=</text:span><text:span text:style-name="T9">system </text:span><text:span text:style-name="T7">recognition </text:span><text:span text:style-name="T5">speech </text:span><text:span text:style-name="T3">) =</text:span></text:p>
            <text:p><text:span text:style-name="T3"><text:s text:c="4"/></text:span><text:span text:style-name="T3">P(</text:span><text:span text:style-name="T5">w=speech</text:span><text:span text:style-name="T3">) * P(</text:span><text:span text:style-name="T7">w=recognition</text:span><text:span text:style-name="T3">) * P(</text:span><text:span text:style-name="T9">w=system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12" draw:layer="layout" svg:width="1.615cm" svg:height="2.376cm" svg:x="12.7cm" svg:y="10.324cm">
          <draw:text-box>
            <text:p><text:span text:style-name="T14">=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1-gramモデルは単語の<text:line-break/>関係性を考慮しない</text:p>
          </draw:text-box>
        </draw:frame>
        <draw:frame presentation:style-name="pr9" draw:layer="layout" svg:width="25.199cm" svg:height="10.685cm" svg:x="1.471cm" svg:y="5.19cm" presentation:class="outline" presentation:user-transformed="true">
          <draw:text-box>
            <text:list text:style-name="L2">
              <text:list-item>
                <text:p>文法的な文：（名詞と活用が一致）<text:line-break/><text:line-break/><text:line-break/></text:p>
              </text:list-item>
              <text:list-item>
                <text:p>文法的でない文：（名詞と活用が矛盾）</text:p>
              </text:list-item>
            </text:list>
          </draw:text-box>
        </draw:frame>
        <draw:frame draw:style-name="gr2" draw:text-style-name="P5" draw:layer="layout" svg:width="13.017cm" svg:height="2.419cm" svg:x="0.308cm" svg:y="6.975cm">
          <draw:text-box>
            <text:p><text:span text:style-name="T3">P</text:span><text:span text:style-name="T13">uni</text:span><text:span text:style-name="T3">(w=</text:span><text:span text:style-name="T5">i</text:span><text:span text:style-name="T7"> am</text:span><text:span text:style-name="T3">) </text:span><text:span text:style-name="T15">=</text:span></text:p>
            <text:p><text:span text:style-name="T3"><text:s text:c="4"/></text:span><text:span text:style-name="T3">P(</text:span><text:span text:style-name="T5">w=i</text:span><text:span text:style-name="T3">) * P(</text:span><text:span text:style-name="T7">w=am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5" draw:layer="layout" svg:width="13.063cm" svg:height="2.419cm" svg:x="14.009cm" svg:y="11.976cm">
          <draw:text-box>
            <text:p><text:span text:style-name="T3">P</text:span><text:span text:style-name="T13">uni</text:span><text:span text:style-name="T3">(w=</text:span><text:span text:style-name="T5">i</text:span><text:span text:style-name="T7"> are</text:span><text:span text:style-name="T3">) </text:span><text:span text:style-name="T15">=</text:span></text:p>
            <text:p><text:span text:style-name="T3"><text:s text:c="4"/></text:span><text:span text:style-name="T3">P(</text:span><text:span text:style-name="T5">w=i</text:span><text:span text:style-name="T3">) * P(</text:span><text:span text:style-name="T7">w=are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5" draw:layer="layout" svg:width="13.91cm" svg:height="2.419cm" svg:x="0.309cm" svg:y="11.976cm">
          <draw:text-box>
            <text:p><text:span text:style-name="T3">P</text:span><text:span text:style-name="T13">uni</text:span><text:span text:style-name="T3">(w=</text:span><text:span text:style-name="T5">we</text:span><text:span text:style-name="T7"> am</text:span><text:span text:style-name="T3">) </text:span><text:span text:style-name="T15">=</text:span></text:p>
            <text:p><text:span text:style-name="T3"><text:s text:c="4"/></text:span><text:span text:style-name="T3">P(</text:span><text:span text:style-name="T5">w=we</text:span><text:span text:style-name="T3">) * P(</text:span><text:span text:style-name="T7">w=am</text:span><text:span text:style-name="T3">) * P(</text:span><text:span text:style-name="T4">w=&lt;/s&gt;</text:span><text:span text:style-name="T3">) </text:span></text:p>
          </draw:text-box>
        </draw:frame>
        <draw:frame draw:style-name="gr6" draw:text-style-name="P5" draw:layer="layout" svg:width="13.956cm" svg:height="2.419cm" svg:x="13.909cm" svg:y="6.977cm">
          <draw:text-box>
            <text:p><text:span text:style-name="T3">P</text:span><text:span text:style-name="T13">uni</text:span><text:span text:style-name="T3">(w=</text:span><text:span text:style-name="T5">we</text:span><text:span text:style-name="T7"> are</text:span><text:span text:style-name="T3">) </text:span><text:span text:style-name="T15">=</text:span></text:p>
            <text:p><text:span text:style-name="T3"><text:s text:c="4"/></text:span><text:span text:style-name="T3">P(</text:span><text:span text:style-name="T5">w=we</text:span><text:span text:style-name="T3">) * P(</text:span><text:span text:style-name="T7">w=are</text:span><text:span text:style-name="T3">) * P(</text:span><text:span text:style-name="T4">w=&lt;/s&gt;</text:span><text:span text:style-name="T3">) </text:span></text:p>
          </draw:text-box>
        </draw:frame>
        <draw:path draw:style-name="gr7" draw:text-style-name="P10" draw:layer="layout" svg:width="4.444cm" svg:height="0.999cm" svg:x="3.21cm" svg:y="14.41cm" svg:viewBox="0 0 4445 1000" svg:d="m0 0c544 80 1552 1000 2505 1000 914 0 1758-920 1940-1000">
          <text:p/>
        </draw:path>
        <draw:custom-shape draw:style-name="gr8" draw:text-style-name="P10" draw:layer="layout" svg:width="27.305cm" svg:height="3.175cm" svg:x="0.4cm" svg:y="6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7.305cm" svg:height="5.764cm" svg:x="0.401cm" svg:y="11.551cm">
          <text:p/>
          <draw:enhanced-geometry svg:viewBox="0 0 21600 21600" draw:type="rectangle" draw:enhanced-path="M 0 0 L 21600 0 21600 21600 0 21600 0 0 Z N"/>
        </draw:custom-shape>
        <draw:path draw:style-name="gr7" draw:text-style-name="P10" draw:layer="layout" svg:width="4.444cm" svg:height="0.999cm" svg:x="16.311cm" svg:y="14.41cm" svg:viewBox="0 0 4445 1000" svg:d="m0 0c544 80 1552 1000 2505 1000 914 0 1758-920 1940-1000">
          <text:p/>
        </draw:path>
        <draw:frame draw:style-name="gr2" draw:text-style-name="P13" draw:layer="layout" svg:width="13.363cm" svg:height="1.318cm" svg:x="5.71cm" svg:y="15.845cm">
          <draw:text-box>
            <text:p><text:span text:style-name="T16">しかし、確率は上記の文と同等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文脈を考慮することで解決！</text:p>
          </draw:text-box>
        </draw:frame>
        <draw:frame presentation:style-name="pr8" draw:layer="layout" svg:width="25.199cm" svg:height="14.409cm" svg:x="1.471cm" svg:y="5.08cm" presentation:class="outline" presentation:user-transformed="true">
          <draw:text-box>
            <text:list text:style-name="L2">
              <text:list-item>
                <text:p><text:span text:style-name="T17">1-gram</text:span><text:span text:style-name="T2">モデルは文脈を考慮しない</text:span><text:line-break/><text:line-break/><text:line-break/></text:p>
              </text:list-item>
              <text:list-item>
                <text:p><text:span text:style-name="T17">2-gram</text:span>は１単語の文脈を考慮<text:line-break/><text:line-break/></text:p>
              </text:list-item>
              <text:list-item>
                <text:p><text:span text:style-name="T17">3-gram</text:span><text:span text:style-name="T2">は２単語の文脈を考慮</text:span><text:line-break/><text:line-break/><text:line-break/></text:p>
              </text:list-item>
              <text:list-item>
                <text:p><text:span text:style-name="T17">4-gram</text:span>、<text:span text:style-name="T17">5-gram</text:span>、<text:span text:style-name="T17">6-gram</text:span>などなど</text:p>
              </text:list-item>
            </text:list>
          </draw:text-box>
        </draw:frame>
        <draw:frame draw:style-name="gr5" draw:layer="layout" svg:width="12.307cm" svg:height="1.502cm" svg:x="6.766cm" svg:y="7.2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layer="layout" svg:width="14.67cm" svg:height="1.502cm" svg:x="6.766cm" svg:y="11.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layer="layout" svg:width="16.872cm" svg:height="1.502cm" svg:x="6.766cm" svg:y="15.8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n-gram確率の最尤推定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18">n</text:span><text:span text:style-name="T18">単語</text:span><text:span text:style-name="T2">と</text:span><text:span text:style-name="T19">n-1</text:span><text:span text:style-name="T19">単語</text:span><text:span text:style-name="T2">からなる文字列の頻度を利用</text:span></text:p>
              </text:list-item>
            </text:list>
          </draw:text-box>
        </draw:frame>
        <draw:frame draw:style-name="gr5" draw:layer="layout" svg:width="19.429cm" svg:height="3.179cm" svg:x="4.306cm" svg:y="6.45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4" draw:layer="layout" svg:width="15.539cm" svg:height="4.049cm" svg:x="6.945cm" svg:y="10.93cm">
          <draw:text-box>
            <text:p><text:span text:style-name="T20">i </text:span><text:span text:style-name="T21">live</text:span><text:span text:style-name="T20"> in </text:span><text:span text:style-name="T22">osaka</text:span><text:span text:style-name="T20"> . &lt;/s&gt;</text:span></text:p>
            <text:p><text:span text:style-name="T20">i </text:span><text:span text:style-name="T21">am</text:span><text:span text:style-name="T20"> a graduate student . &lt;/s&gt;</text:span></text:p>
            <text:p><text:span text:style-name="T20">my school is in </text:span><text:span text:style-name="T23">nara</text:span><text:span text:style-name="T20"> . &lt;/s&gt;</text:span></text:p>
          </draw:text-box>
        </draw:frame>
        <draw:frame draw:style-name="gr2" draw:text-style-name="P14" draw:layer="layout" svg:width="21.014cm" svg:height="1.517cm" svg:x="4.621cm" svg:y="17.745cm">
          <draw:text-box>
            <text:p><text:span text:style-name="T20">P(</text:span><text:span text:style-name="T23">nara</text:span><text:span text:style-name="T20"> | in) = c(</text:span><text:span text:style-name="T24">in nara</text:span><text:span text:style-name="T20">)/c(</text:span><text:span text:style-name="T25">in</text:span><text:span text:style-name="T20">) = </text:span><text:span text:style-name="T24">1</text:span><text:span text:style-name="T20"> / </text:span><text:span text:style-name="T25">2</text:span><text:span text:style-name="T20"> = </text:span><text:span text:style-name="T23">0.5</text:span></text:p>
          </draw:text-box>
        </draw:frame>
        <draw:custom-shape draw:style-name="gr9" draw:text-style-name="P10" draw:layer="layout" svg:width="26.67cm" svg:height="9.86cm" svg:x="0.635cm" svg:y="10.46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2.53cm" svg:height="1.517cm" svg:x="4.622cm" svg:y="16.146cm">
          <draw:text-box>
            <text:p><text:span text:style-name="T20">P(</text:span><text:span text:style-name="T22">osaka</text:span><text:span text:style-name="T20"> | in) = c(</text:span><text:span text:style-name="T24">in osaka</text:span><text:span text:style-name="T20">)/c(</text:span><text:span text:style-name="T25">in</text:span><text:span text:style-name="T20">) = </text:span><text:span text:style-name="T24">1</text:span><text:span text:style-name="T20"> / </text:span><text:span text:style-name="T25">2</text:span><text:span text:style-name="T20"> = </text:span><text:span text:style-name="T22">0.5</text:span></text:p>
          </draw:text-box>
        </draw:frame>
        <draw:frame draw:style-name="gr2" draw:text-style-name="P14" draw:layer="layout" svg:width="3.868cm" svg:height="1.517cm" svg:x="0.647cm" svg:y="16.898cm">
          <draw:text-box>
            <text:p><text:span text:style-name="T20">n=2 →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低頻度n-gramの問題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17">n-gram</text:span><text:span text:style-name="T17">頻度が</text:span><text:span text:style-name="T17">0→n-gram</text:span><text:span text:style-name="T17">確率も</text:span><text:span text:style-name="T17">0</text:span><text:span text:style-name="T17"><text:line-break/></text:span><text:line-break/><text:line-break/><text:line-break/><text:line-break/></text:p>
              </text:list-item>
              <text:list-item>
                <text:p>1-gramモデルと同じく、<text:span text:style-name="T17">線形補間</text:span>を用いる</text:p>
              </text:list-item>
            </text:list>
          </draw:text-box>
        </draw:frame>
        <draw:frame draw:style-name="gr2" draw:text-style-name="P15" draw:layer="layout" svg:width="23.049cm" svg:height="1.517cm" svg:x="1.975cm" svg:y="8.343cm">
          <draw:text-box>
            <text:p><text:span text:style-name="T21">P(nara | in) </text:span><text:span text:style-name="T21"><text:tab/></text:span><text:span text:style-name="T21"><text:tab/></text:span><text:span text:style-name="T21">= c(in nara)/c(in) </text:span><text:span text:style-name="T21"><text:tab/></text:span><text:span text:style-name="T21">= 1 / 2 = 0.5</text:span></text:p>
          </draw:text-box>
        </draw:frame>
        <draw:frame draw:style-name="gr2" draw:text-style-name="P15" draw:layer="layout" svg:width="24.319cm" svg:height="1.517cm" svg:x="1.976cm" svg:y="6.744cm">
          <draw:text-box>
            <text:p><text:span text:style-name="T21">P(osaka | in) </text:span><text:span text:style-name="T21"><text:tab/></text:span><text:span text:style-name="T21">= c(in osaka)/c(in) </text:span><text:span text:style-name="T21"><text:tab/></text:span><text:span text:style-name="T21">= 1 / 2 = 0.5</text:span></text:p>
          </draw:text-box>
        </draw:frame>
        <draw:frame draw:style-name="gr2" draw:text-style-name="P15" draw:layer="layout" svg:width="23.435cm" svg:height="1.517cm" svg:x="1.977cm" svg:y="10.045cm">
          <draw:text-box>
            <text:p><text:span text:style-name="T21">P(school | in) </text:span><text:span text:style-name="T21"><text:tab/></text:span><text:span text:style-name="T21">= c(in school)/c(in) = 0 / 2 = </text:span><text:span text:style-name="T26">0</text:span><text:span text:style-name="T21">!!</text:span></text:p>
          </draw:text-box>
        </draw:frame>
        <draw:custom-shape draw:style-name="gr9" draw:text-style-name="P10" draw:layer="layout" svg:width="25.4cm" svg:height="5.156cm" svg:x="0.635cm" svg:y="6.6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2.032cm" svg:height="1.502cm" svg:x="5.04cm" svg:y="14.60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5.589cm" svg:height="2.772cm" svg:x="5.04cm" svg:y="16.40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6" draw:layer="layout" svg:width="3.423cm" svg:height="1.195cm" svg:x="0.391cm" svg:y="14.68cm">
          <draw:text-box>
            <text:p><text:span text:style-name="T27">2-gram</text:span><text:span text:style-name="T28">:</text:span></text:p>
          </draw:text-box>
        </draw:frame>
        <draw:frame draw:style-name="gr2" draw:text-style-name="P16" draw:layer="layout" svg:width="3.423cm" svg:height="1.195cm" svg:x="0.392cm" svg:y="17.081cm">
          <draw:text-box>
            <text:p><text:span text:style-name="T27">1-gram</text:span><text:span text:style-name="T28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補間係数の選択法：グリッド探索</text:p>
          </draw:text-box>
        </draw:frame>
        <draw:frame presentation:style-name="pr8" draw:text-style-name="P13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9">λ</text:span><text:span text:style-name="T30">2</text:span><text:span text:style-name="T16">と</text:span><text:span text:style-name="T31">λ</text:span><text:span text:style-name="T32">1</text:span><text:span text:style-name="T16">の様々な値を試し、尤度が最も高くなるように選択</text:span></text:p>
              </text:list-item>
            </text:list>
          </draw:text-box>
        </draw:frame>
        <draw:frame draw:style-name="gr5" draw:layer="layout" svg:width="9.503cm" svg:height="1.466cm" svg:x="5.27cm" svg:y="7.18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" draw:text-style-name="P10" draw:layer="layout" svg:width="10.795cm" svg:height="13.97cm" svg:x="4.62cm" svg:y="6.78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841cm" svg:height="5.139cm" svg:x="16.31cm" svg:y="10.934cm">
          <draw:text-box>
            <text:p><text:span text:style-name="T3">選択肢が多すぎる</text:span></text:p>
            <text:p><text:span text:style-name="T3">→ </text:span><text:span text:style-name="T5">選択に時間がかかる！</text:span></text:p>
            <text:p><text:span text:style-name="T3"/></text:p>
            <text:p><text:span text:style-name="T3">全ての</text:span><text:span text:style-name="T3">n-gram</text:span><text:span text:style-name="T3">に対して同じ</text:span><text:span text:style-name="T3">λ</text:span></text:p>
            <text:p><text:span text:style-name="T3">→ </text:span><text:span text:style-name="T5">尤度が最適とは限らない！</text:span></text:p>
          </draw:text-box>
        </draw:frame>
        <draw:frame draw:style-name="gr2" draw:text-style-name="P17" draw:layer="layout" svg:width="2.979cm" svg:height="1.398cm" svg:x="19.179cm" svg:y="9.525cm">
          <draw:text-box>
            <text:p><text:span text:style-name="T33">問題</text:span><text:span text:style-name="T33">:</text:span></text:p>
          </draw:text-box>
        </draw:frame>
        <draw:frame draw:style-name="gr5" draw:layer="layout" svg:width="9.503cm" svg:height="1.466cm" svg:x="5.271cm" svg:y="8.38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9.503cm" svg:height="1.466cm" svg:x="5.272cm" svg:y="9.48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9.511cm" svg:height="1.466cm" svg:x="5.273cm" svg:y="12.1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9.519cm" svg:height="1.466cm" svg:x="5.274cm" svg:y="13.3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9.519cm" svg:height="1.466cm" svg:x="5.275cm" svg:y="14.48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9.519cm" svg:height="1.466cm" svg:x="5.276cm" svg:y="19.08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9.519cm" svg:height="1.466cm" svg:x="5.277cm" svg:y="17.68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4" draw:layer="layout" svg:width="1.632cm" svg:height="1.517cm" svg:x="9.498cm" svg:y="10.56cm">
          <draw:text-box>
            <text:p><text:span text:style-name="T20">…</text:span></text:p>
          </draw:text-box>
        </draw:frame>
        <draw:frame draw:style-name="gr2" draw:text-style-name="P14" draw:layer="layout" svg:width="1.632cm" svg:height="1.517cm" svg:x="9.498cm" svg:y="15.561cm">
          <draw:text-box>
            <text:p><text:span text:style-name="T20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文脈を考慮した補間係数の選択</text:p>
          </draw:text-box>
        </draw:frame>
        <draw:frame presentation:style-name="pr10" draw:layer="layout" svg:width="25.199cm" svg:height="2.43cm" svg:x="1.471cm" svg:y="16.51cm" presentation:class="outline" presentation:user-transformed="true">
          <draw:text-box>
            <text:list text:style-name="L2">
              <text:list-item>
                <text:p>補間係数の選択にも文脈を考慮：</text:p>
              </text:list-item>
            </text:list>
          </draw:text-box>
        </draw:frame>
        <draw:frame draw:style-name="gr2" draw:text-style-name="P18" draw:layer="layout" svg:width="11.191cm" svg:height="10.761cm" svg:x="1.922cm" svg:y="5.155cm">
          <draw:text-box>
            <text:p text:style-name="P10"><text:span text:style-name="T3">頻度の高い単語：</text:span><text:span text:style-name="T5">Tokyo</text:span></text:p>
            <text:p text:style-name="P10"><text:span text:style-name="T3"/></text:p>
            <text:p text:style-name="P10"><text:span text:style-name="T3">c(Tokyo city) = 40</text:span></text:p>
            <text:p text:style-name="P10"><text:span text:style-name="T3">c(Tokyo is) = 35</text:span></text:p>
            <text:p text:style-name="P10"><text:span text:style-name="T3">c(Tokyo was) = 24</text:span></text:p>
            <text:p text:style-name="P10"><text:span text:style-name="T3">c(Tokyo tower) = 15</text:span></text:p>
            <text:p text:style-name="P10"><text:span text:style-name="T3">c(Tokyo port) = 10</text:span></text:p>
            <text:p text:style-name="P10"><text:span text:style-name="T3">…</text:span></text:p>
            <text:p text:style-name="P10"><text:span text:style-name="T3"/></text:p>
            <text:p text:style-name="P10"><text:span text:style-name="T4">ほとんどの</text:span><text:span text:style-name="T4">2-gram</text:span><text:span text:style-name="T4">が既観測</text:span></text:p>
            <text:p text:style-name="P10"><text:span text:style-name="T4">→ </text:span><text:span text:style-name="T4">大きな</text:span><text:span text:style-name="T4">λ</text:span><text:span text:style-name="T4">が最適</text:span></text:p>
          </draw:text-box>
        </draw:frame>
        <draw:frame draw:style-name="gr2" draw:text-style-name="P18" draw:layer="layout" svg:width="9.779cm" svg:height="10.761cm" svg:x="15.622cm" svg:y="5.156cm">
          <draw:text-box>
            <text:p text:style-name="P10"><text:span text:style-name="T3">頻度の低い単語：</text:span><text:span text:style-name="T5">Tottori</text:span></text:p>
            <text:p text:style-name="P10"><text:span text:style-name="T3"/></text:p>
            <text:p text:style-name="P10"><text:span text:style-name="T3">c(Tottori is) = 2</text:span></text:p>
            <text:p text:style-name="P10"><text:span text:style-name="T3">c(Tottori city) = 1</text:span></text:p>
            <text:p text:style-name="P10"><text:span text:style-name="T34">c(Tottori was) = 0</text:span></text:p>
            <text:p text:style-name="P10"><text:span text:style-name="T3"><text:line-break/></text:span><text:span text:style-name="T3"><text:line-break/></text:span><text:span text:style-name="T3"><text:line-break/></text:span><text:span text:style-name="T3"/></text:p>
            <text:p text:style-name="P10"><text:span text:style-name="T4">未観測の</text:span><text:span text:style-name="T4">2-gram</text:span><text:span text:style-name="T4">が多い</text:span></text:p>
            <text:p text:style-name="P10"><text:span text:style-name="T4">→ </text:span><text:span text:style-name="T4">小さな</text:span><text:span text:style-name="T4">λ</text:span><text:span text:style-name="T4">が最適</text:span></text:p>
          </draw:text-box>
        </draw:frame>
        <draw:custom-shape draw:style-name="gr8" draw:text-style-name="P10" draw:layer="layout" svg:width="12.065cm" svg:height="10.795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065cm" svg:height="10.795cm" svg:x="14.371cm" svg:y="5.08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3.799cm" svg:height="1.609cm" svg:x="1.605cm" svg:y="18.41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Witten-Bell平滑化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　　を選ぶ方法の１つ<text:line-break/><text:line-break/><text:line-break/><text:line-break/><text:line-break/></text:p>
              </text:list-item>
              <text:list-item>
                <text:p>例えば、</text:p>
              </text:list-item>
            </text:list>
          </draw:text-box>
        </draw:frame>
        <draw:frame draw:style-name="gr5" draw:layer="layout" svg:width="2.572cm" svg:height="1.41cm" svg:x="2.245cm" svg:y="4.9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layer="layout" svg:width="13.771cm" svg:height="3.171cm" svg:x="7.145cm" svg:y="6.7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layer="layout" svg:width="4.27cm" svg:height="1.499cm" svg:x="5.146cm" svg:y="9.94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12.664cm" svg:height="1.496cm" svg:x="9.119cm" svg:y="10.195cm">
          <draw:text-box>
            <text:p><text:span text:style-name="T3">= w</text:span><text:span text:style-name="T13">i-1</text:span><text:span text:style-name="T35">の後に続く単語の</text:span><text:span text:style-name="T36">異なり数</text:span></text:p>
          </draw:text-box>
        </draw:frame>
        <draw:custom-shape draw:style-name="gr8" draw:text-style-name="P10" draw:layer="layout" svg:width="19.05cm" svg:height="5.615cm" svg:x="4.445cm" svg:y="6.45cm">
          <text:p/>
          <draw:enhanced-geometry svg:viewBox="0 0 21600 21600" draw:type="rectangle" draw:enhanced-path="M 0 0 L 21600 0 21600 21600 0 21600 0 0 Z N"/>
        </draw:custom-shape>
        <draw:frame draw:style-name="gr2" draw:text-style-name="P19" draw:layer="layout" svg:width="12.207cm" svg:height="1.987cm" svg:x="1.12cm" svg:y="14.27cm">
          <draw:text-box>
            <text:p><text:span text:style-name="T37">c(Tottori is) = 2 <text:s text:c="3"/>c(Tottori city) = 1</text:span></text:p>
            <text:p><text:span text:style-name="T11">c(Tottori) = 3 <text:s text:c="6"/></text:span><text:span text:style-name="T38">u(Tottori) = 2</text:span></text:p>
          </draw:text-box>
        </draw:frame>
        <draw:frame draw:style-name="gr5" draw:layer="layout" svg:width="11.03cm" svg:height="2.768cm" svg:x="1.89cm" svg:y="16.28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9" draw:layer="layout" svg:width="13.117cm" svg:height="1.987cm" svg:x="14.321cm" svg:y="14.17cm">
          <draw:text-box>
            <text:p><text:span text:style-name="T39">c(Tokyo city) = 40 c(Tokyo is) = 35 ...</text:span></text:p>
            <text:p><text:span text:style-name="T11">c(Tokyo) = 270 <text:s text:c="6"/></text:span><text:span text:style-name="T38">u(Tokyo) = 30</text:span></text:p>
          </draw:text-box>
        </draw:frame>
        <draw:frame draw:style-name="gr5" draw:layer="layout" svg:width="12.594cm" svg:height="2.768cm" svg:x="14.591cm" svg:y="16.28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8" draw:text-style-name="P10" draw:layer="layout" svg:width="12.49cm" svg:height="5.615cm" svg:x="0.945cm" svg:y="13.6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3.06cm" svg:height="5.615cm" svg:x="14.245cm" svg:y="13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474cm" presentation:class="title" presentation:user-transformed="true">
          <draw:text-box>
            <text:p>言語モデルのための<text:line-break/>プログラミング技術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配列への挿入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文頭・文末記号を考慮するために以下の操作を利用<text:line-break/><text:line-break/><text:line-break/><text:line-break/><text:line-break/></text:p>
              </text:list-item>
              <text:list-item>
                <text:p>Pythonでappendとinsert関数を利用</text:p>
              </text:list-item>
            </text:list>
          </draw:text-box>
        </draw:frame>
        <draw:frame draw:style-name="gr2" draw:text-style-name="P13" draw:layer="layout" svg:width="14.357cm" svg:height="1.276cm" svg:x="3.197cm" svg:y="6.979cm">
          <draw:text-box>
            <text:p><text:span text:style-name="T40">my_words</text:span><text:span text:style-name="T16"> = [“this”, “is”, “a”, “pen”]</text:span></text:p>
          </draw:text-box>
        </draw:frame>
        <draw:frame draw:style-name="gr2" draw:text-style-name="P13" draw:layer="layout" svg:width="19.92cm" svg:height="1.276cm" svg:x="3.197cm" svg:y="9.279cm">
          <draw:text-box>
            <text:p><text:span text:style-name="T40">my_words</text:span><text:span text:style-name="T16"> = [“&lt;s&gt;”, “this”, “is”, “a”, “pen”, “&lt;/s&gt;”]</text:span></text:p>
          </draw:text-box>
        </draw:frame>
        <draw:line draw:style-name="gr4" draw:text-style-name="P10" draw:layer="layout" svg:x1="11.465cm" svg:y1="8.555cm" svg:x2="11.465cm" svg:y2="9.19cm">
          <text:p/>
        </draw:line>
        <draw:custom-shape draw:style-name="gr8" draw:text-style-name="P10" draw:layer="layout" svg:width="20.955cm" svg:height="4.345cm" svg:x="2.575cm" svg:y="6.75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20.251cm" svg:height="1.318cm" svg:x="3.198cm" svg:y="14.18cm">
          <draw:text-box>
            <text:p><text:span text:style-name="T40">my_words</text:span><text:span text:style-name="T41">.</text:span><text:span text:style-name="T42">append</text:span><text:span text:style-name="T41">(“&lt;/s&gt;”)</text:span><text:span text:style-name="T41"><text:tab/></text:span><text:span text:style-name="T43"># </text:span><text:span text:style-name="T43">配列の最後い挿入</text:span></text:p>
          </draw:text-box>
        </draw:frame>
        <draw:custom-shape draw:style-name="gr8" draw:text-style-name="P10" draw:layer="layout" svg:width="22.189cm" svg:height="3.194cm" svg:x="2.576cm" svg:y="13.951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20.251cm" svg:height="1.318cm" svg:x="3.198cm" svg:y="15.58cm">
          <draw:text-box>
            <text:p><text:span text:style-name="T40">my_words</text:span><text:span text:style-name="T41">.</text:span><text:span text:style-name="T42">insert</text:span><text:span text:style-name="T41">(0, “&lt;s&gt;”) </text:span><text:span text:style-name="T41"><text:tab/></text:span><text:span text:style-name="T43"># </text:span><text:span text:style-name="T43">配列の最初に挿入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リストの一部の抜き出し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 text:style-name="P20">あるリストが与えられた時、x-1要素目からy要素目を抜き出す<text:line-break/> <text:s text:c="16"/>my_list[x:y]<text:line-break/><text:line-break/><text:line-break/><text:line-break/><text:line-break/><text:line-break/></text:p>
              </text:list-item>
              <text:list-item>
                <text:p>n-gram w<text:span text:style-name="T44">i-n+1</text:span> … w<text:span text:style-name="T44">i</text:span><text:span text:style-name="T45">が与えられた場合、文脈</text:span><text:span text:style-name="T45">w</text:span><text:span text:style-name="T44">i-n+1</text:span><text:span text:style-name="T45"> … w</text:span><text:span text:style-name="T44">i-1</text:span><text:span text:style-name="T46">の計算に利用</text:span></text:p>
              </text:list-item>
            </text:list>
          </draw:text-box>
        </draw:frame>
        <draw:frame draw:style-name="gr2" draw:text-style-name="P5" draw:layer="layout" svg:width="24.848cm" svg:height="4.971cm" svg:x="1.27cm" svg:y="9.385cm">
          <draw:text-box>
            <text:p><text:span text:style-name="T47">my_list</text:span><text:span text:style-name="T48"> = [“a”, “b”, “c”, “d”, “e”]</text:span></text:p>
            <text:p><text:span text:style-name="T48">print my_list[1:3]</text:span><text:span text:style-name="T48"><text:tab/></text:span><text:span text:style-name="T48"><text:tab/></text:span><text:span text:style-name="T48"><text:tab/></text:span><text:span text:style-name="T48"><text:tab/></text:span><text:span text:style-name="T49"># </text:span><text:span text:style-name="T49">リストの</text:span><text:span text:style-name="T49">2</text:span><text:span text:style-name="T49">番と</text:span><text:span text:style-name="T49">3</text:span><text:span text:style-name="T49">番の要素をプリント</text:span></text:p>
            <text:p><text:span text:style-name="T48">print </text:span><text:span text:style-name="T47">my_list</text:span><text:span text:style-name="T48">[:3]</text:span><text:span text:style-name="T48"><text:tab/></text:span><text:span text:style-name="T48"><text:tab/></text:span><text:span text:style-name="T48"><text:tab/></text:span><text:span text:style-name="T48"><text:tab/></text:span><text:span text:style-name="T49"># </text:span><text:span text:style-name="T49">リストの最初の</text:span><text:span text:style-name="T49">3</text:span><text:span text:style-name="T49">つの要素をプリント</text:span></text:p>
            <text:p><text:span text:style-name="T48">print </text:span><text:span text:style-name="T47">my_list</text:span><text:span text:style-name="T48">[3:]</text:span><text:span text:style-name="T48"><text:tab/></text:span><text:span text:style-name="T48"><text:tab/></text:span><text:span text:style-name="T48"><text:tab/></text:span><text:span text:style-name="T48"><text:tab/></text:span><text:span text:style-name="T49"># </text:span><text:span text:style-name="T49">リストの</text:span><text:span text:style-name="T49">4</text:span><text:span text:style-name="T49">番目以降の要素をプリント</text:span></text:p>
            <text:p><text:span text:style-name="T48">print </text:span><text:span text:style-name="T47">my_list</text:span><text:span text:style-name="T48">[:-2]</text:span><text:span text:style-name="T48"><text:tab/></text:span><text:span text:style-name="T48"><text:tab/></text:span><text:span text:style-name="T48"><text:tab/></text:span><text:span text:style-name="T48"><text:tab/></text:span><text:span text:style-name="T49"># </text:span><text:span text:style-name="T49">リストの最後の</text:span><text:span text:style-name="T49">2</text:span><text:span text:style-name="T49">つの要素以外をプリント</text:span></text:p>
          </draw:text-box>
        </draw:frame>
        <draw:custom-shape draw:style-name="gr8" draw:text-style-name="P10" draw:layer="layout" svg:width="25.4cm" svg:height="5.715cm" svg:x="0.93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7.8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8" draw:layer="layout" svg:width="25.199cm" svg:height="15.201cm" svg:x="1.471cm" svg:y="5.08cm" presentation:class="outline" presentation:user-transformed="true">
          <draw:text-box>
            <text:list text:style-name="L2">
              <text:list-item>
                <text:p><text:span text:style-name="T17">2</text:span><text:span text:style-name="T17">つのプログラムを作成</text:span></text:p>
                <text:list>
                  <text:list-item>
                    <text:p>train-bigram: 2-gramモデルを学習</text:p>
                  </text:list-item>
                  <text:list-item>
                    <text:p>test-bigram: 2-gramモデルに基づいて評価データのエントロピーを計算</text:p>
                  </text:list-item>
                </text:list>
              </text:list-item>
              <text:list-item>
                <text:p><text:span text:style-name="T50">テスト入力：</text:span><text:span text:style-name="T51">test/02-train-input.txt</text:span></text:p>
              </text:list-item>
              <text:list-item>
                <text:p><text:span text:style-name="T17">学習データ：</text:span>data/wiki-en-train.word</text:p>
              </text:list-item>
              <text:list-item>
                <text:p>data/wiki-en-test.wordに対して<text:span text:style-name="T17">エントロピー</text:span>を計算（線形補間を用いる場合、様々な<text:span text:style-name="T52">λ</text:span><text:span text:style-name="T53">2</text:span><text:span text:style-name="T54">を試す）</text:span></text:p>
              </text:list-item>
              <text:list-item>
                <text:p><text:span text:style-name="T17">上級編：</text:span></text:p>
                <text:list>
                  <text:list-item>
                    <text:p><text:span text:style-name="T55">Witten-Bell</text:span><text:span text:style-name="T55">平滑化を利用（線形補間の方が簡単）</text:span></text:p>
                  </text:list-item>
                  <text:list-item>
                    <text:p><text:span text:style-name="T55">任意な文脈長が利用可能なプログラムを作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074cm" presentation:class="title" presentation:user-transformed="true">
          <draw:text-box>
            <text:p>train-bigram擬似コード (線形補間)</text:p>
          </draw:text-box>
        </draw:frame>
        <draw:frame draw:style-name="gr2" draw:text-style-name="P21" draw:layer="layout" svg:width="24.401cm" svg:height="17.907cm" svg:x="1.335cm" svg:y="3.38cm">
          <draw:text-box>
            <text:p><text:span text:style-name="T56">create </text:span><text:span text:style-name="T57">map </text:span><text:span text:style-name="T58">counts, context_counts</text:span></text:p>
            <text:p><text:span text:style-name="T59"><text:s/></text:span></text:p>
            <text:p><text:span text:style-name="T57">for each</text:span><text:span text:style-name="T55"> </text:span><text:span text:style-name="T60">line</text:span><text:span text:style-name="T55"> </text:span><text:span text:style-name="T57">in</text:span><text:span text:style-name="T55"> the </text:span><text:span text:style-name="T60">training_file</text:span></text:p>
            <text:p><text:span text:style-name="T55"><text:s text:c="2"/></text:span><text:span text:style-name="T57">split</text:span><text:span text:style-name="T55"> </text:span><text:span text:style-name="T60">line</text:span><text:span text:style-name="T55"> </text:span><text:span text:style-name="T56">into</text:span><text:span text:style-name="T55"> an array of </text:span><text:span text:style-name="T58">words</text:span></text:p>
            <text:p><text:span text:style-name="T58"><text:s text:c="2"/></text:span><text:span text:style-name="T61">append</text:span><text:span text:style-name="T58"> “</text:span><text:span text:style-name="T62">&lt;/s&gt;” to the end and “&lt;s&gt;” to the beginning of </text:span><text:span text:style-name="T58">words</text:span></text:p>
            <text:p><text:span text:style-name="T55"><text:s text:c="2"/></text:span><text:span text:style-name="T57">for each </text:span><text:span text:style-name="T56">i</text:span><text:span text:style-name="T55"> </text:span><text:span text:style-name="T57">in</text:span><text:span text:style-name="T55"> 1 </text:span><text:span text:style-name="T57">to</text:span><text:span text:style-name="T55"> length(</text:span><text:span text:style-name="T58">words</text:span><text:span text:style-name="T62">)</text:span><text:span text:style-name="T58">-</text:span><text:span text:style-name="T62">1 <text:s/></text:span><text:span text:style-name="T63"># </text:span><text:span text:style-name="T63">注：</text:span><text:span text:style-name="T63">&lt;s&gt;</text:span><text:span text:style-name="T63">の</text:span><text:span text:style-name="T64">後</text:span><text:span text:style-name="T63">に始まる</text:span></text:p>
            <text:p><text:span text:style-name="T62"><text:s text:c="4"/></text:span><text:span text:style-name="T62">counts[“w</text:span><text:span text:style-name="T65">i-1</text:span><text:span text:style-name="T62"> w</text:span><text:span text:style-name="T65">i</text:span><text:span text:style-name="T62">”] += 1 <text:s text:c="12"/></text:span><text:span text:style-name="T62"><text:tab/></text:span><text:span text:style-name="T63"># 2-gram</text:span><text:span text:style-name="T63">の分子と分母を加算</text:span></text:p>
            <text:p><text:span text:style-name="T62"><text:s text:c="4"/></text:span><text:span text:style-name="T62">context_counts[“w</text:span><text:span text:style-name="T65">i-1</text:span><text:span text:style-name="T62">”] += 1 <text:s text:c="2"/></text:span><text:span text:style-name="T62"><text:tab/></text:span></text:p>
            <text:p><text:span text:style-name="T62"><text:s text:c="4"/></text:span><text:span text:style-name="T62">counts[“w</text:span><text:span text:style-name="T65">i</text:span><text:span text:style-name="T62">”] += 1 <text:s text:c="16"/></text:span><text:span text:style-name="T62"><text:tab/></text:span><text:span text:style-name="T62"><text:tab/></text:span><text:span text:style-name="T63"># 1-gram</text:span><text:span text:style-name="T63">の分子と分母を加算</text:span></text:p>
            <text:p><text:span text:style-name="T62"><text:s text:c="4"/></text:span><text:span text:style-name="T62">context_counts[“”] += 1</text:span></text:p>
            <text:p><text:span text:style-name="T66"><text:s/></text:span></text:p>
            <text:p><text:span text:style-name="T57">open</text:span><text:span text:style-name="T55"> the </text:span><text:span text:style-name="T60">model_file</text:span><text:span text:style-name="T55"> for writing</text:span></text:p>
            <text:p><text:span text:style-name="T57">for each</text:span><text:span text:style-name="T55"> </text:span><text:span text:style-name="T60">ngram</text:span><text:span text:style-name="T55">, </text:span><text:span text:style-name="T60">count</text:span><text:span text:style-name="T55"> </text:span><text:span text:style-name="T57">in</text:span><text:span text:style-name="T55"> </text:span><text:span text:style-name="T60">counts</text:span></text:p>
            <text:p><text:span text:style-name="T55"><text:s text:c="2"/></text:span><text:span text:style-name="T57">split</text:span><text:span text:style-name="T55"> </text:span><text:span text:style-name="T60">ngram</text:span><text:span text:style-name="T55"> into an array of </text:span><text:span text:style-name="T60">words </text:span><text:span text:style-name="T60"><text:tab/></text:span><text:span text:style-name="T67"># “w</text:span><text:span text:style-name="T68">i-1</text:span><text:span text:style-name="T67"> w</text:span><text:span text:style-name="T68">i</text:span><text:span text:style-name="T67">” → {“w</text:span><text:span text:style-name="T68">i-1</text:span><text:span text:style-name="T67">”, “w</text:span><text:span text:style-name="T68">i</text:span><text:span text:style-name="T67">”}</text:span></text:p>
            <text:p><text:span text:style-name="T60"><text:s text:c="2"/></text:span><text:span text:style-name="T61">remove</text:span><text:span text:style-name="T69"> the last element of </text:span><text:span text:style-name="T60">words </text:span><text:span text:style-name="T60"><text:tab/></text:span><text:span text:style-name="T67"># <text:s/>{“w</text:span><text:span text:style-name="T68">i-1</text:span><text:span text:style-name="T67">”, “w</text:span><text:span text:style-name="T68">i</text:span><text:span text:style-name="T67">”} → <text:s/>{“w</text:span><text:span text:style-name="T68">i-1</text:span><text:span text:style-name="T67">”}</text:span></text:p>
            <text:p><text:span text:style-name="T60"><text:s text:c="2"/></text:span><text:span text:style-name="T61">join</text:span><text:span text:style-name="T60"> words </text:span><text:span text:style-name="T69">into</text:span><text:span text:style-name="T60"> context <text:s text:c="18"/></text:span><text:span text:style-name="T60"><text:tab/></text:span><text:span text:style-name="T67"># {“w</text:span><text:span text:style-name="T68">i-1</text:span><text:span text:style-name="T67">”} → “w</text:span><text:span text:style-name="T68">i-1</text:span><text:span text:style-name="T67">”</text:span></text:p>
            <text:p><text:span text:style-name="T55"><text:s text:c="2"/></text:span><text:span text:style-name="T60">probability</text:span><text:span text:style-name="T55"> = </text:span><text:span text:style-name="T60">counts</text:span><text:span text:style-name="T55">[</text:span><text:span text:style-name="T60">ngram</text:span><text:span text:style-name="T55">]/context_</text:span><text:span text:style-name="T60">counts[context]</text:span></text:p>
            <text:p><text:span text:style-name="T55"><text:s text:c="2"/></text:span><text:span text:style-name="T57">print</text:span><text:span text:style-name="T55"> </text:span><text:span text:style-name="T60">ngram</text:span><text:span text:style-name="T69">,</text:span><text:span text:style-name="T55"> </text:span><text:span text:style-name="T60">probability </text:span><text:span text:style-name="T61">to</text:span><text:span text:style-name="T60"> model_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draw:frame presentation:style-name="pr7" draw:layer="layout" svg:width="25.199cm" svg:height="3.237cm" svg:x="1.27cm" svg:y="0.874cm" presentation:class="title" presentation:user-transformed="true">
          <draw:text-box>
            <text:p>test-bigram擬似コード (線形補間)</text:p>
          </draw:text-box>
        </draw:frame>
        <draw:frame draw:style-name="gr2" draw:text-style-name="P21" draw:layer="layout" svg:width="18.07cm" svg:height="3.363cm" svg:x="0.587cm" svg:y="3.71cm">
          <draw:text-box>
            <text:p><text:span text:style-name="T70">λ</text:span><text:span text:style-name="T71">1</text:span><text:span text:style-name="T70"> = ???, λ</text:span><text:span text:style-name="T71">2</text:span><text:span text:style-name="T72"> = ???,</text:span><text:span text:style-name="T71"> <text:s text:c="2"/></text:span><text:span text:style-name="T70">V = 1000000, <text:s/></text:span><text:span text:style-name="T73">W = 0, H = 0</text:span></text:p>
            <text:p><text:span text:style-name="T58"/></text:p>
            <text:p><text:span text:style-name="T58"/></text:p>
          </draw:text-box>
        </draw:frame>
        <draw:frame draw:style-name="gr2" draw:text-style-name="P21" draw:layer="layout" svg:width="26.484cm" svg:height="12.503cm" svg:x="0.391cm" svg:y="5.695cm">
          <draw:text-box>
            <text:p><text:span text:style-name="T57">load </text:span><text:span text:style-name="T56">model into </text:span><text:span text:style-name="T58">probs</text:span></text:p>
            <text:p><text:span text:style-name="T56"/></text:p>
            <text:p><text:span text:style-name="T57">for each</text:span><text:span text:style-name="T55"> </text:span><text:span text:style-name="T60">line</text:span><text:span text:style-name="T55"> </text:span><text:span text:style-name="T57">in</text:span><text:span text:style-name="T55"> </text:span><text:span text:style-name="T60">test_file</text:span></text:p>
            <text:p><text:span text:style-name="T55"><text:s text:c="2"/></text:span><text:span text:style-name="T57">split</text:span><text:span text:style-name="T55"> </text:span><text:span text:style-name="T60">line</text:span><text:span text:style-name="T55"> </text:span><text:span text:style-name="T56">into</text:span><text:span text:style-name="T55"> an array of </text:span><text:span text:style-name="T58">words</text:span></text:p>
            <text:p><text:span text:style-name="T55"><text:s text:c="2"/></text:span><text:span text:style-name="T61">append</text:span><text:span text:style-name="T58"> “</text:span><text:span text:style-name="T62">&lt;/s&gt;” to the end and “&lt;s&gt;” to the beginning of </text:span><text:span text:style-name="T58">words</text:span></text:p>
            <text:p><text:span text:style-name="T55"><text:s text:c="2"/></text:span><text:span text:style-name="T57">for each </text:span><text:span text:style-name="T56">i</text:span><text:span text:style-name="T55"> </text:span><text:span text:style-name="T57">in</text:span><text:span text:style-name="T55"> 1 </text:span><text:span text:style-name="T57">to</text:span><text:span text:style-name="T55"> length(</text:span><text:span text:style-name="T58">words</text:span><text:span text:style-name="T62">)-1</text:span><text:span text:style-name="T55"> <text:s text:c="6"/></text:span><text:span text:style-name="T63"># </text:span><text:span text:style-name="T63">注：</text:span><text:span text:style-name="T63">&lt;s&gt;</text:span><text:span text:style-name="T63">の</text:span><text:span text:style-name="T64">後</text:span><text:span text:style-name="T63">に始まる</text:span></text:p>
            <text:p><text:span text:style-name="T55"><text:s text:c="4"/></text:span><text:span text:style-name="T55">P1 = λ</text:span><text:span text:style-name="T74">1 </text:span><text:span text:style-name="T60">probs</text:span><text:span text:style-name="T55">[“w</text:span><text:span text:style-name="T74">i</text:span><text:span text:style-name="T55">”] + (1 – </text:span><text:span text:style-name="T62">λ</text:span><text:span text:style-name="T65">1</text:span><text:span text:style-name="T62">) / V <text:s text:c="8"/></text:span><text:span text:style-name="T63"># 1-gram</text:span><text:span text:style-name="T63">の平滑化された確率</text:span></text:p>
            <text:p><text:span text:style-name="T75"><text:s text:c="4"/></text:span><text:span text:style-name="T62">P2 = λ</text:span><text:span text:style-name="T65">2 </text:span><text:span text:style-name="T58">probs</text:span><text:span text:style-name="T62">[“w</text:span><text:span text:style-name="T65">i-1</text:span><text:span text:style-name="T62"> w</text:span><text:span text:style-name="T65">i</text:span><text:span text:style-name="T62">”] + (1 – λ</text:span><text:span text:style-name="T65">2</text:span><text:span text:style-name="T62">) * P1 </text:span><text:span text:style-name="T63"># 2-gram</text:span><text:span text:style-name="T63">の平滑化された確率</text:span></text:p>
            <text:p><text:span text:style-name="T62"><text:s text:c="4"/></text:span><text:span text:style-name="T62">H += -log</text:span><text:span text:style-name="T65">2</text:span><text:span text:style-name="T62">(P2)</text:span></text:p>
            <text:p><text:span text:style-name="T62"><text:s text:c="4"/></text:span><text:span text:style-name="T62">W += 1</text:span></text:p>
            <text:p><text:span text:style-name="T62"/></text:p>
            <text:p><text:span text:style-name="T61">print</text:span><text:span text:style-name="T62"> “entropy = </text:span><text:span text:style-name="T58">”+H/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2 – n-gram</text:span><text:span text:style-name="MT2">言語モデル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6DT19H1M30S</meta:editing-duration>
    <meta:editing-cycles>545</meta:editing-cycles>
    <dc:date>2014-06-16T19:14:09</dc:date>
    <dc:creator>Graham Neubig</dc:creator>
    <meta:generator>LibreOffice/3.5$Linux_x86 LibreOffice_project/350m1$Build-2</meta:generator>
    <meta:document-statistic meta:object-count="184"/>
    <meta:user-defined meta:name="情報 1"/>
    <meta:user-defined meta:name="情報 2"/>
    <meta:user-defined meta:name="情報 3"/>
    <meta:user-defined meta:name="情報 4"/>
  </office:meta>
</office:document-meta>
</file>

<file path=Object 10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0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5</mn>
      </mrow>
    </mrow>
    <annotation encoding="StarMath 5.0">color red {%lambda_2}=0.90, color blue {%lambda_1}=0.95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0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0</mn>
      </mrow>
    </mrow>
    <annotation encoding="StarMath 5.0">color red {%lambda_2}=0.90, color blue {%lambda_1}=0.90</annotation>
  </semantics>
</math>
</file>

<file path=Object 12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0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05</mn>
      </mrow>
    </mrow>
    <annotation encoding="StarMath 5.0">color red {%lambda_2}=0.05, color blue {%lambda_1}=0.05</annotation>
  </semantics>
</math>
</file>

<file path=Object 13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0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10</mn>
      </mrow>
    </mrow>
    <annotation encoding="StarMath 5.0">color red {%lambda_2}=0.05, color blue {%lambda_1}=0.10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</mrow>
        <mo stretchy="false">)</mo>
      </mrow>
    </mrow>
    <annotation encoding="StarMath 5.0">P(w_i divides w_{0} dotslow  w_{i-1}) approx P(w_i divides w_{i-1})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0} dotslow  w_{i-1}) approx P(w_i)</annotation>
  </semantics>
</math>
</file>

<file path=Object 16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row>
                  <mi>i</mi>
                  <mo stretchy="false">−</mo>
                  <mn>2</mn>
                </mrow>
              </mrow>
            </msub>
          </mrow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_i divides w_{0} dotslow  w_{i-1}) approx P(w_i divides w_{i-2} w_{i-1})</annotation>
  </semantics>
</math>
</file>

<file path=Object 17/content.xml><?xml version="1.0" encoding="utf-8"?>
<math xmlns="http://www.w3.org/1998/Math/MathML">
  <semantics>
    <mrow>
      <mi>P</mi>
      <mrow>
        <mrow>
          <mo stretchy="false">(</mo>
          <mrow>
            <msub>
              <mi>w</mi>
              <mi>i</mi>
            </msub>
          </mrow>
          <mo stretchy="false">)</mo>
        </mrow>
        <mo stretchy="false">=</mo>
        <mstyle color="blue">
          <mrow>
            <mrow>
              <msub>
                <mo stretchy="false">λ</mo>
                <mn>1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sub>
              <mi>w</mi>
              <mi>i</mi>
            </msub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blue">
                <mrow>
                  <msub>
                    <mo stretchy="false">λ</mo>
                    <mn>1</mn>
                  </msub>
                </mrow>
              </mstyle>
            </mrow>
          </mrow>
          <mo stretchy="false">)</mo>
        </mrow>
      </mrow>
      <mfrac>
        <mrow>
          <mn>1</mn>
        </mrow>
        <mrow>
          <mi>N</mi>
        </mrow>
      </mfrac>
    </mrow>
    <annotation encoding="StarMath 5.0">P(w_i) = color blue {%lambda_1} P_{ML}(w_i) + (1-color blue %lambda_1) {1} over {N}</annotation>
  </semantics>
</math>
</file>

<file path=Object 18/content.xml><?xml version="1.0" encoding="utf-8"?>
<math xmlns="http://www.w3.org/1998/Math/MathML">
  <semantics>
    <mrow>
      <msub>
        <mo stretchy="false">λ</mo>
        <mrow>
          <msub>
            <mi>w</mi>
            <mrow>
              <mrow>
                <mi>i</mi>
                <mo stretchy="false">−</mo>
                <mn>1</mn>
              </mrow>
            </mrow>
          </msub>
        </mrow>
      </msub>
    </mrow>
    <annotation encoding="StarMath 5.0">%lambda_{w_{i-1}}</annotation>
  </semantics>
</math>
</file>

<file path=Object 19/content.xml><?xml version="1.0" encoding="utf-8"?>
<math xmlns="http://www.w3.org/1998/Math/MathML">
  <semantics>
    <mrow>
      <mrow>
        <msub>
          <mo stretchy="false">λ</mo>
          <mrow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</msub>
        <mo stretchy="false">=</mo>
        <mrow>
          <mn>1</mn>
          <mo stretchy="false">−</mo>
          <mfrac>
            <mrow>
              <mstyle color="red">
                <mrow>
                  <mrow>
                    <mi>u</mi>
                    <mrow>
                      <mo stretchy="false">(</mo>
                      <mrow>
                        <msub>
                          <mi>w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</mrow>
                      <mo stretchy="false">)</mo>
                    </mrow>
                  </mrow>
                </mrow>
              </mstyle>
            </mrow>
            <mrow>
              <mrow>
                <mstyle color="red">
                  <mrow>
                    <mrow>
                      <mi>u</mi>
                      <mrow>
                        <mo stretchy="false">(</mo>
                        <mrow>
                          <msub>
                            <mi>w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row>
                </mstyle>
                <mo stretchy="false">+</mo>
                <mstyle color="blue">
                  <mrow>
                    <mrow>
                      <mi>c</mi>
                      <mrow>
                        <mo stretchy="false">(</mo>
                        <mrow>
                          <msub>
                            <mi>w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row>
                </mstyle>
              </mrow>
            </mrow>
          </mfrac>
        </mrow>
      </mrow>
    </mrow>
    <annotation encoding="StarMath 5.0">%lambda_{w_{i-1}} = 1 - {color red {u(w_{i-1})}} over {color red {u(w_{i-1})} + color blue {c(w_{i-1})}}</annotation>
  </semantics>
</math>
</file>

<file path=Object 20/content.xml><?xml version="1.0" encoding="utf-8"?>
<math xmlns="http://www.w3.org/1998/Math/MathML">
  <semantics>
    <mrow>
      <mstyle color="red">
        <mrow>
          <mrow>
            <mi>u</mi>
            <mrow>
              <mo stretchy="false">(</mo>
              <mrow>
                <msub>
                  <mi>w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row>
      </mstyle>
    </mrow>
    <annotation encoding="StarMath 5.0">color red {u(w_{i-1})}</annotation>
  </semantics>
</math>
</file>

<file path=Object 21/content.xml><?xml version="1.0" encoding="utf-8"?>
<math xmlns="http://www.w3.org/1998/Math/MathML">
  <semantics>
    <mrow>
      <mrow>
        <mrow>
          <msub>
            <mo stretchy="false">λ</mo>
            <mrow>
              <mi mathvariant="italic">Tottori</mi>
            </mrow>
          </msub>
          <mo stretchy="false">=</mo>
          <mrow>
            <mn>1</mn>
            <mo stretchy="false">−</mo>
            <mfrac>
              <mrow>
                <mstyle color="red">
                  <mrow>
                    <mn>2</mn>
                  </mrow>
                </mstyle>
              </mrow>
              <mrow>
                <mrow>
                  <mstyle color="red">
                    <mrow>
                      <mn>2</mn>
                    </mrow>
                  </mstyle>
                  <mo stretchy="false">+</mo>
                  <mstyle color="blue">
                    <mrow>
                      <mn>3</mn>
                    </mrow>
                  </mstyle>
                </mrow>
              </mrow>
            </mfrac>
          </mrow>
        </mrow>
        <mo stretchy="false">=</mo>
        <mn>0.6</mn>
      </mrow>
    </mrow>
    <annotation encoding="StarMath 5.0">%lambda_{Tottori} = 1 - {color red 2} over { color red 2 + color blue 3 } = 0.6</annotation>
  </semantics>
</math>
</file>

<file path=Object 22/content.xml><?xml version="1.0" encoding="utf-8"?>
<math xmlns="http://www.w3.org/1998/Math/MathML">
  <semantics>
    <mrow>
      <mrow>
        <mrow>
          <msub>
            <mo stretchy="false">λ</mo>
            <mrow>
              <mi mathvariant="italic">Tokyo</mi>
            </mrow>
          </msub>
          <mo stretchy="false">=</mo>
          <mrow>
            <mn>1</mn>
            <mo stretchy="false">−</mo>
            <mfrac>
              <mrow>
                <mstyle color="red">
                  <mrow>
                    <mn>30</mn>
                  </mrow>
                </mstyle>
              </mrow>
              <mrow>
                <mrow>
                  <mstyle color="red">
                    <mrow>
                      <mn>30</mn>
                    </mrow>
                  </mstyle>
                  <mo stretchy="false">+</mo>
                  <mstyle color="blue">
                    <mrow>
                      <mn>270</mn>
                    </mrow>
                  </mstyle>
                </mrow>
              </mrow>
            </mfrac>
          </mrow>
        </mrow>
        <mo stretchy="false">=</mo>
        <mn>0.9</mn>
      </mrow>
    </mrow>
    <annotation encoding="StarMath 5.0">%lambda_{Tokyo} = 1 - {color red 30} over { color red 30 + color blue 270 } = 0.9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i>W</mi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row>
                  <mo stretchy="false">∣</mo>
                  <mrow>
                    <mi>W</mi>
                  </mrow>
                  <mo stretchy="false">∣</mo>
                </mrow>
                <mo stretchy="false">+</mo>
                <mn>1</mn>
              </mrow>
            </mrow>
          </msubsup>
          <mi>P</mi>
        </mrow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n>0</mn>
              </mrow>
            </msub>
          </mrow>
          <mo stretchy="false">…</mo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) = prod_{i=1}^{lline W rline+1} P(w_i divides w_{0} dotslow  w_{i-1})</annotation>
  </semantics>
</math>
</file>

<file path=Object 24/content.xml><?xml version="1.0" encoding="utf-8"?>
<math xmlns="http://www.w3.org/1998/Math/MathML">
  <semantics>
    <mrow>
      <mi>P</mi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n>0</mn>
              </mrow>
            </msub>
          </mrow>
          <mo stretchy="false">…</mo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_i divides w_{0} dotslow  w_{i-1})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row>
                      <mi>i</mi>
                      <mo stretchy="false">−</mo>
                      <mi>n</mi>
                    </mrow>
                    <mo stretchy="false">+</mo>
                    <mn>1</mn>
                  </mrow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=</mo>
        <mfrac>
          <mrow>
            <mstyle color="fuchsia">
              <mrow>
                <mrow>
                  <mi>c</mi>
                  <mrow>
                    <mo stretchy="false">(</mo>
                    <mrow>
                      <msub>
                        <mi>w</mi>
                        <mrow>
                          <mrow>
                            <mrow>
                              <mi>i</mi>
                              <mo stretchy="false">−</mo>
                              <mi>n</mi>
                            </mrow>
                            <mo stretchy="false">+</mo>
                            <mn>1</mn>
                          </mrow>
                        </mrow>
                      </msub>
                      <mo stretchy="false">…</mo>
                      <msub>
                        <mi>w</mi>
                        <mi>i</mi>
                      </msub>
                    </mrow>
                    <mo stretchy="false">)</mo>
                  </mrow>
                </mrow>
              </mrow>
            </mstyle>
          </mrow>
          <mrow>
            <mstyle color="red">
              <mrow>
                <mrow>
                  <mi>c</mi>
                  <mrow>
                    <mo stretchy="false">(</mo>
                    <mrow>
                      <msub>
                        <mi>w</mi>
                        <mrow>
                          <mrow>
                            <mrow>
                              <mi>i</mi>
                              <mo stretchy="false">−</mo>
                              <mi>n</mi>
                            </mrow>
                            <mo stretchy="false">+</mo>
                            <mn>1</mn>
                          </mrow>
                        </mrow>
                      </msub>
                      <mo stretchy="false">…</mo>
                      <msub>
                        <mi>w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  <mo stretchy="false">)</mo>
                  </mrow>
                </mrow>
              </mrow>
            </mstyle>
          </mrow>
        </mfrac>
      </mrow>
    </mrow>
    <annotation encoding="StarMath 5.0">P(w_i divides w_{i-n+1} dotslow  w_{i-1}) = { color magenta {c(w_{i-n+1} dotslow w_i)} } over { color red {c(w_{i-n+1} dotslow w_{i-1})} }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=</mo>
        <mstyle color="red">
          <mrow>
            <mrow>
              <msub>
                <mo stretchy="false">λ</mo>
                <mn>2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red">
                <mrow>
                  <msub>
                    <mo stretchy="false">λ</mo>
                    <mn>2</mn>
                  </msub>
                </mrow>
              </mstyle>
            </mrow>
          </mrow>
          <mo stretchy="false">)</mo>
        </mrow>
      </mrow>
      <mi>P</mi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i-1}) = color red {%lambda_2} P_{ML}(w_i divides w_{i-1}) + (1-color red %lambda_2) P(w_i)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=</mo>
        <mstyle color="red">
          <mrow>
            <msub>
              <mo stretchy="false">λ</mo>
              <mrow>
                <msub>
                  <mi>w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</msub>
          </mrow>
        </mstyle>
      </mrow>
      <msub>
        <mi>P</mi>
        <mrow>
          <mi mathvariant="italic">ML</mi>
        </mrow>
      </msub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red">
                <mrow>
                  <mrow>
                    <msub>
                      <mo stretchy="false">λ</mo>
                      <mrow>
                        <msub>
                          <mi>w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</mrow>
                    </msub>
                  </mrow>
                </mrow>
              </mstyle>
            </mrow>
          </mrow>
          <mo stretchy="false">)</mo>
        </mrow>
      </mrow>
      <mi>P</mi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i-1}) = color red %lambda_{w_{i-1}} P_{ML}(w_i divides w_{i-1}) + (1 - color red {%lambda_{w_{i-1}}})  P(w_i)</annotation>
  </semantics>
</math>
</file>

<file path=Object 6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5</mn>
      </mrow>
    </mrow>
    <annotation encoding="StarMath 5.0">color red {%lambda_2}=0.95, color blue {%lambda_1}=0.95</annotation>
  </semantics>
</math>
</file>

<file path=Object 7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0</mn>
      </mrow>
    </mrow>
    <annotation encoding="StarMath 5.0">color red {%lambda_2}=0.95, color blue {%lambda_1}=0.90</annotation>
  </semantics>
</math>
</file>

<file path=Object 8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85</mn>
      </mrow>
    </mrow>
    <annotation encoding="StarMath 5.0">color red {%lambda_2}=0.95, color blue {%lambda_1}=0.85</annotation>
  </semantics>
</math>
</file>

<file path=Object 9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05</mn>
      </mrow>
    </mrow>
    <annotation encoding="StarMath 5.0">color red {%lambda_2}=0.95, color blue {%lambda_1}=0.05</annotation>
  </semantics>
</math>
</file>